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第1回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office:value-type="string">
            <text:p>名前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合計</text:p>
          </table:table-cell>
        </table:table-row>
        <table:table-row table:style-name="ro1">
          <table:table-cell office:value-type="string">
            <text:p>DリリーW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Tありす</text:p>
          </table:table-cell>
          <table:table-cell office:value-type="string">
            <text:p>無</text:p>
          </table:table-cell>
          <table:table-cell/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Tこいし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D輝夜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N幽香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float" office:value="105">
            <text:p>105</text:p>
          </table:table-cell>
          <table:table-cell table:number-columns-repeated="2" office:value-type="float" office:value="90">
            <text:p>90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ゾンビF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D一輪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A美鈴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N勇儀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float" office:value="110">
            <text:p>110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D雛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H永琳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N永琳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T勇儀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float" office:value="105">
            <text:p>105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S藍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N豊姫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S文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Nミスティア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H布都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float" office:value="125">
            <text:p>125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Hヤマメ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Sリグル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2"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Nキクリ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AD橙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S橙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 office:value-type="float" office:value="135">
            <text:p>135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H夢子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545">
            <text:p>545</text:p>
          </table:table-cell>
        </table:table-row>
        <table:table-row table:style-name="ro2">
          <table:table-cell office:value-type="string">
            <text:p>非想天則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Tナズーリン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N小傘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D幽々子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</table:table-row>
        <table:table-row table:style-name="ro2">
          <table:table-cell office:value-type="string">
            <text:p>騒霊三姉妹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A小傘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Dスター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N村紗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A魔理沙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90">
            <text:p>9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S魔梨沙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Nルナ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Dチルノ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float" office:value="145">
            <text:p>14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string">
            <text:p>Sチルノ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string">
            <text:p>ADレティ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25">
            <text:p>125</text:p>
          </table:table-cell>
          <table:table-cell table:number-columns-repeated="2" office:value-type="float" office:value="90">
            <text:p>9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A理香子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Dアリス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S鈴仙</text:p>
          </table:table-cell>
          <table:table-cell office:value-type="string">
            <text:p>理</text:p>
          </table:table-cell>
          <table:table-cell/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A燐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table:number-columns-repeated="2"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AD妹紅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Sユキ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T星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float" office:value="110">
            <text:p>110</text:p>
          </table:table-cell>
          <table:table-cell table:number-columns-repeated="2"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H星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N星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Dレミリア</text:p>
          </table:table-cell>
          <table:table-cell office:value-type="string">
            <text:p>闇</text:p>
          </table:table-cell>
          <table:table-cell/>
          <table:table-cell table:number-columns-repeated="2"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Aレミリア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table:number-columns-repeated="2"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Sエリス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2"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560">
            <text:p>5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2012/12/03</text:date>, <text:time>21:22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21:22:56.30</dc:date>
    <meta:generator>OpenOffice.org/3.4$Win32 OpenOffice.org_project/340m1$Build-9590</meta:generator>
    <meta:editing-duration>PT1H33M32S</meta:editing-duration>
    <meta:editing-cycles>3</meta:editing-cycles>
    <meta:document-statistic meta:table-count="1" meta:cell-count="507" meta:object-count="0"/>
  </office:meta>
</office:document-meta>
</file>